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fffff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fill-color="#ffffff" draw:textarea-vertical-align="middle" fo:min-height="1.10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ffff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fill-color="#ffffff" draw:textarea-vertical-align="middle" fo:min-height="0.34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fill-color="#ffffff" draw:textarea-vertical-align="middle" fo:min-height="0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000000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000000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fill-color="#ffffff" draw:textarea-vertical-align="middle" fo:min-height="0.50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fill-color="#ffffff" draw:textarea-vertical-align="middle" fo:min-height="1.015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fill-color="#ffffff" draw:textarea-vertical-align="middle" fo:min-height="0.5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fill-color="#ffffff" draw:textarea-vertical-align="middle" fo:min-height="0.459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fill-color="#ffffff" draw:textarea-vertical-align="middle" fo:min-height="0.931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fill-color="#ffffff" draw:textarea-vertical-align="middle" fo:min-height="0.96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fill-color="#ffffff" draw:textarea-vertical-align="middle" fo:min-height="0.571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fill-color="#ffffff" draw:textarea-vertical-align="middle" fo:min-height="0.372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fill-color="#ffffff" draw:textarea-vertical-align="middle" fo:min-height="0.118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000000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000000" style:font-name="Browallia New" fo:font-size="10pt" style:font-name-asian="Browallia New" style:font-size-asian="10pt" style:font-name-complex="Browallia New" style:font-size-complex="10pt"/>
    </style:style>
    <style:style style:name="T4" style:family="text">
      <style:text-properties fo:color="#000000" style:font-name="Browallia New" fo:font-size="9pt" style:font-name-asian="Browallia New" style:font-size-asian="9pt" style:font-name-complex="Browallia New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g>
            <draw:polygon draw:style-name="gr1" draw:text-style-name="P1" draw:layer="layout" svg:width="2.5cm" svg:height="1.25cm" svg:x="47.06cm" svg:y="12.4cm" svg:viewBox="0 0 2501 1251" draw:points="0,1251 2501,1251 2501,0 0,0">
              <text:p/>
            </draw:polygon>
            <draw:polygon draw:style-name="gr2" draw:text-style-name="P2" draw:layer="layout" svg:width="2.5cm" svg:height="1.25cm" svg:x="47.06cm" svg:y="12.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6cm" svg:y="12.4cm">
            <draw:text-box>
              <text:p text:style-name="P3"><text:span text:style-name="T1">Produto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9.165cm">
            <draw:text-box>
              <text:p text:style-name="P3"><text:span text:style-name="T1">Cliente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14.809cm">
            <draw:text-box>
              <text:p text:style-name="P3"><text:span text:style-name="T1">ClienteEndereco</text:span></text:p>
            </draw:text-box>
          </draw:frame>
        </draw:g>
        <draw:g>
          <draw:polygon draw:style-name="gr1" draw:text-style-name="P1" draw:layer="layout" svg:width="2.5cm" svg:height="1.25cm" svg:x="47.06cm" svg:y="9.185cm" svg:viewBox="0 0 2501 1251" draw:points="0,1251 2501,1251 2501,0 0,0">
            <text:p/>
          </draw:polygon>
          <draw:polygon draw:style-name="gr2" draw:text-style-name="P2" draw:layer="layout" svg:width="2.5cm" svg:height="1.25cm" svg:x="47.06cm" svg:y="9.185cm" svg:viewBox="0 0 2501 1251" draw:points="0,1251 2501,1251 2501,0 0,0">
            <text:p/>
          </draw:polygon>
        </draw:g>
        <draw:g>
          <draw:g>
            <draw:polygon draw:style-name="gr1" draw:text-style-name="P1" draw:layer="layout" svg:width="2.5cm" svg:height="1.25cm" svg:x="38.4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9.165cm">
            <draw:text-box>
              <text:p text:style-name="P3"><text:span text:style-name="T1">Pedido</text:span></text:p>
            </draw:text-box>
          </draw:frame>
        </draw:g>
        <draw:g>
          <draw:g>
            <draw:polygon draw:style-name="gr1" draw:text-style-name="P1" draw:layer="layout" svg:width="2.5cm" svg:height="1.25cm" svg:x="38.4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14.809cm">
            <draw:text-box>
              <text:p text:style-name="P3"><text:span text:style-name="T1">PedidoEntrega</text:span></text:p>
            </draw:text-box>
          </draw:frame>
        </draw:g>
        <draw:g>
          <draw:g>
            <draw:polygon draw:style-name="gr1" draw:text-style-name="P1" draw:layer="layout" svg:width="2.5cm" svg:height="1.25cm" svg:x="41.28cm" svg:y="20.305cm" svg:viewBox="0 0 2501 1251" draw:points="0,1251 2501,1251 2501,0 0,0">
              <text:p/>
            </draw:polygon>
            <draw:polygon draw:style-name="gr2" draw:text-style-name="P2" draw:layer="layout" svg:width="2.5cm" svg:height="1.25cm" svg:x="41.28cm" svg:y="20.30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1.28cm" svg:y="20.305cm">
            <draw:text-box>
              <text:p text:style-name="P3"><text:span text:style-name="T1">Cep</text:span></text:p>
            </draw:text-box>
          </draw:frame>
        </draw:g>
        <draw:g>
          <draw:g>
            <draw:polygon draw:style-name="gr1" draw:text-style-name="P1" draw:layer="layout" svg:width="2.5cm" svg:height="1.25cm" svg:x="47.012cm" svg:y="17.591cm" svg:viewBox="0 0 2501 1251" draw:points="0,1251 2501,1251 2501,0 0,0">
              <text:p/>
            </draw:polygon>
            <draw:polygon draw:style-name="gr2" draw:text-style-name="P2" draw:layer="layout" svg:width="2.5cm" svg:height="1.25cm" svg:x="47.012cm" svg:y="17.591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12cm" svg:y="17.591cm">
            <draw:text-box>
              <text:p text:style-name="P3"><text:span text:style-name="T1">Funcionario</text:span></text:p>
            </draw:text-box>
          </draw:frame>
        </draw:g>
        <draw:g>
          <draw:g>
            <draw:polygon draw:style-name="gr1" draw:text-style-name="P1" draw:layer="layout" svg:width="2.5cm" svg:height="1.25cm" svg:x="29.137cm" svg:y="20.316cm" svg:viewBox="0 0 2501 1251" draw:points="0,1251 2501,1251 2501,0 0,0">
              <text:p/>
            </draw:polygon>
            <draw:polygon draw:style-name="gr2" draw:text-style-name="P2" draw:layer="layout" svg:width="2.5cm" svg:height="1.25cm" svg:x="29.137cm" svg:y="20.316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9.137cm" svg:y="20.316cm">
            <draw:text-box>
              <text:p text:style-name="P3"><text:span text:style-name="T1">Fornecedor</text:span></text:p>
            </draw:text-box>
          </draw:frame>
        </draw:g>
        <draw:g>
          <draw:g>
            <draw:polygon draw:style-name="gr1" draw:text-style-name="P1" draw:layer="layout" svg:width="2.5cm" svg:height="1.25cm" svg:x="24.63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4.63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4.63cm" svg:y="14.23cm">
            <draw:text-box>
              <text:p text:style-name="P3"><text:span text:style-name="T1">ContaPagar</text:span></text:p>
            </draw:text-box>
          </draw:frame>
        </draw:g>
        <draw:g>
          <draw:g>
            <draw:polygon draw:style-name="gr1" draw:text-style-name="P1" draw:layer="layout" svg:width="2.5cm" svg:height="1.25cm" svg:x="21.48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1.48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48cm" svg:y="14.23cm">
            <draw:text-box>
              <text:p text:style-name="P3"><text:span text:style-name="T1">ContaReceber</text:span></text:p>
            </draw:text-box>
          </draw:frame>
        </draw:g>
        <draw:g>
          <draw:line draw:style-name="gr4" draw:text-style-name="P2" draw:layer="layout" svg:x1="33.43cm" svg:y1="9.79cm" svg:x2="34.929cm" svg:y2="9.79cm">
            <text:p/>
          </draw:line>
          <draw:frame draw:style-name="gr5" draw:text-style-name="P4" draw:layer="layout" svg:width="1.411cm" svg:height="0.63cm" svg:x="33.519cm" svg:y="9.1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93cm" svg:y1="9.79cm" svg:x2="38.43cm" svg:y2="9.79cm">
            <text:p/>
          </draw:line>
          <draw:frame draw:style-name="gr5" draw:text-style-name="P4" draw:layer="layout" svg:width="1.411cm" svg:height="0.63cm" svg:x="36.975cm" svg:y="9.1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93cm" svg:y="9.29cm" svg:viewBox="0 0 2001 1001" draw:points="1000,1001 2001,500 1000,0 0,500">
              <text:p/>
            </draw:polygon>
            <draw:polygon draw:style-name="gr4" draw:text-style-name="P2" draw:layer="layout" svg:width="2cm" svg:height="1cm" svg:x="34.93cm" svg:y="9.29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93cm" svg:y="9.29cm">
            <draw:text-box>
              <text:p text:style-name="P3"><text:span text:style-name="T2">Possui</text:span></text:p>
            </draw:text-box>
          </draw:frame>
        </draw:g>
        <draw:g>
          <draw:path draw:style-name="gr7" draw:text-style-name="P5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9.29cm" svg:x2="30.929cm" svg:y2="9.29cm">
          <text:p/>
        </draw:line>
        <draw:frame draw:style-name="gr9" draw:text-style-name="P4" draw:layer="layout" svg:width="0.662cm" svg:height="0.79cm" svg:x="29.628cm" svg:y="8.87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78cm" svg:y1="8.965cm" svg:x2="40.78cm" svg:y2="9.165cm">
          <text:p/>
        </draw:line>
        <draw:g>
          <draw:path draw:style-name="gr7" draw:text-style-name="P5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1.18cm" svg:y1="14.434cm" svg:x2="31.18cm" svg:y2="14.808cm">
          <text:p/>
        </draw:line>
        <draw:g>
          <draw:path draw:style-name="gr1" draw:text-style-name="P1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9.59cm" svg:x2="30.929cm" svg:y2="9.59cm">
          <text:p/>
        </draw:line>
        <draw:frame draw:style-name="gr9" draw:text-style-name="P4" draw:layer="layout" svg:width="1.35cm" svg:height="0.79cm" svg:x="29cm" svg:y="9.17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25cm" svg:y1="9.89cm" svg:x2="30.929cm" svg:y2="9.89cm">
          <text:p/>
        </draw:line>
        <draw:frame draw:style-name="gr10" draw:text-style-name="P4" draw:layer="layout" svg:width="1.975cm" svg:height="1.297cm" svg:x="28.3cm" svg:y="9.21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0.191cm" svg:x2="30.931cm" svg:y2="10.184cm">
          <text:p/>
        </draw:line>
        <draw:frame draw:style-name="gr9" draw:text-style-name="P4" draw:layer="layout" svg:width="0.831cm" svg:height="0.79cm" svg:x="29.43cm" svg:y="9.799cm">
          <draw:text-box>
            <text:p text:style-name="P3"><text:span text:style-name="T3">Cpf</text:span></text:p>
          </draw:text-box>
        </draw:frame>
        <draw:frame draw:style-name="gr9" draw:text-style-name="P4" draw:layer="layout" svg:width="1.251cm" svg:height="0.79cm" svg:x="40.449cm" svg:y="10.3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9.235cm" svg:x2="40.93cm" svg:y2="9.235cm">
          <text:p/>
        </draw:line>
        <draw:frame draw:style-name="gr9" draw:text-style-name="P4" draw:layer="layout" svg:width="2.28cm" svg:height="0.79cm" svg:x="40.32cm" svg:y="10.655cm">
          <draw:text-box>
            <text:p text:style-name="P3"><text:span text:style-name="T3">IdCliente</text:span></text:p>
          </draw:text-box>
        </draw:frame>
        <draw:g>
          <draw:path draw:style-name="gr1" draw:text-style-name="P1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1.431cm" svg:y1="9.537cm" svg:x2="40.93cm" svg:y2="9.53cm">
          <text:p/>
        </draw:line>
        <draw:frame draw:style-name="gr9" draw:text-style-name="P4" draw:layer="layout" svg:width="2.205cm" svg:height="0.79cm" svg:x="40.395cm" svg:y="13.452cm">
          <draw:text-box>
            <text:p text:style-name="P3"><text:span text:style-name="T3">IdEndereco</text:span></text:p>
          </draw:text-box>
        </draw:frame>
        <draw:g>
          <draw:path draw:style-name="gr1" draw:text-style-name="P1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047cm" svg:x2="40.93cm" svg:y2="10.047cm">
          <text:p/>
        </draw:line>
        <draw:frame draw:style-name="gr9" draw:text-style-name="P4" draw:layer="layout" svg:width="2.63cm" svg:height="0.79cm" svg:x="36.1cm" svg:y="10.2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32cm" svg:x2="40.93cm" svg:y2="10.32cm">
          <text:p/>
        </draw:line>
        <draw:frame draw:style-name="gr9" draw:text-style-name="P4" draw:layer="layout" svg:width="1.3cm" svg:height="0.79cm" svg:x="41.4cm" svg:y="8.752cm">
          <draw:text-box>
            <text:p text:style-name="P3"><text:span text:style-name="T3">Total</text:span></text:p>
          </draw:text-box>
        </draw:frame>
        <draw:g>
          <draw:path draw:style-name="gr7" draw:text-style-name="P5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8" draw:text-style-name="P6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0.68cm" svg:x2="40.805cm" svg:y2="10.43cm">
          <text:p/>
        </draw:line>
        <draw:frame draw:style-name="gr9" draw:text-style-name="P4" draw:layer="layout" svg:width="3.02cm" svg:height="0.79cm" svg:x="41.1cm" svg:y="9.152cm">
          <draw:text-box>
            <text:p text:style-name="P3"><text:span text:style-name="T3">TaxaEntrega</text:span></text:p>
          </draw:text-box>
        </draw:frame>
        <draw:g>
          <draw:path draw:style-name="gr1" draw:text-style-name="P1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polyline draw:style-name="gr4" draw:text-style-name="P2" draw:layer="layout" svg:width="0.005cm" svg:height="0.88cm" svg:x="40.455cm" svg:y="13.934cm" svg:viewBox="0 0 6 881" draw:points="6,881 0,881 0,0">
          <text:p/>
        </draw:polyline>
        <draw:frame draw:style-name="gr9" draw:text-style-name="P4" draw:layer="layout" svg:width="3.685cm" svg:height="0.79cm" svg:x="41.1cm" svg:y="9.602cm">
          <draw:text-box>
            <text:p text:style-name="P3"><text:span text:style-name="T3">RecebidoDinheiro</text:span></text:p>
          </draw:text-box>
        </draw:frame>
        <draw:g>
          <draw:path draw:style-name="gr1" draw:text-style-name="P1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58cm" svg:y1="10.954cm" svg:x2="40.58cm" svg:y2="10.43cm">
          <text:p/>
        </draw:line>
        <draw:frame draw:style-name="gr9" draw:text-style-name="P4" draw:layer="layout" svg:width="2.9cm" svg:height="0.79cm" svg:x="41.4cm" svg:y="9.958cm">
          <draw:text-box>
            <text:p text:style-name="P3"><text:span text:style-name="T3">RecebidoCartao</text:span></text:p>
          </draw:text-box>
        </draw:frame>
        <draw:g>
          <draw:path draw:style-name="gr1" draw:text-style-name="P1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8.605cm" svg:y1="10.43cm" svg:x2="38.605cm" svg:y2="10.63cm">
          <text:p/>
        </draw:line>
        <draw:frame draw:style-name="gr9" draw:text-style-name="P4" draw:layer="layout" svg:width="0.954cm" svg:height="0.79cm" svg:x="40.705cm" svg:y="8.4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cm" svg:height="0.523cm" svg:x="38.8cm" svg:y="10.43cm" svg:viewBox="0 0 0 524" draw:points="0,524 0,412 0,0">
          <text:p/>
        </draw:polyline>
        <draw:frame draw:style-name="gr9" draw:text-style-name="P4" draw:layer="layout" svg:width="2.618cm" svg:height="0.79cm" svg:x="36.2cm" svg:y="10.6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598cm" svg:y1="11.254cm" svg:x2="31.598cm" svg:y2="10.42cm">
          <text:p/>
        </draw:line>
        <draw:frame draw:style-name="gr9" draw:text-style-name="P4" draw:layer="layout" svg:width="3.106cm" svg:height="0.79cm" svg:x="28.794cm" svg:y="10.9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293cm" svg:y1="10.88cm" svg:x2="31.293cm" svg:y2="10.415cm">
          <text:p/>
        </draw:line>
        <draw:frame draw:style-name="gr9" draw:text-style-name="P4" draw:layer="layout" svg:width="2.331cm" svg:height="0.79cm" svg:x="29cm" svg:y="10.5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284cm" svg:x2="30.929cm" svg:y2="15.284cm">
          <text:p/>
        </draw:line>
        <draw:frame draw:style-name="gr9" draw:text-style-name="P4" draw:layer="layout" svg:width="1.745cm" svg:height="0.79cm" svg:x="28.955cm" svg:y="14.8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15.619cm" svg:x2="30.929cm" svg:y2="15.619cm">
          <text:p/>
        </draw:line>
        <draw:frame draw:style-name="gr9" draw:text-style-name="P4" draw:layer="layout" svg:width="3.415cm" svg:height="0.79cm" svg:x="27.1cm" svg:y="15.158cm">
          <draw:text-box>
            <text:p text:style-name="P3"><text:span text:style-name="T3">NumeroEndereco</text:span></text:p>
          </draw:text-box>
        </draw:frame>
        <draw:g>
          <draw:path draw:style-name="gr1" draw:text-style-name="P1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939cm" svg:x2="30.931cm" svg:y2="15.932cm">
          <text:p/>
        </draw:line>
        <draw:frame draw:style-name="gr11" draw:text-style-name="P4" draw:layer="layout" svg:width="4.161cm" svg:height="0.8cm" svg:x="26.239cm" svg:y="15.5cm">
          <draw:text-box>
            <text:p text:style-name="P3"><text:span text:style-name="T3">ComplementoEndereco</text:span></text:p>
          </draw:text-box>
        </draw:frame>
        <draw:g>
          <draw:path draw:style-name="gr1" draw:text-style-name="P1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cm" svg:y1="21.405cm" svg:x2="43.788cm" svg:y2="21.405cm">
          <text:p/>
        </draw:line>
        <draw:g>
          <draw:path draw:style-name="gr1" draw:text-style-name="P1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599cm" svg:height="0cm" svg:x="43.78cm" svg:y="21.055cm" svg:viewBox="0 0 600 0" draw:points="600,0 454,0 0,0">
          <text:p/>
        </draw:polyline>
        <draw:frame draw:style-name="gr9" draw:text-style-name="P4" draw:layer="layout" svg:width="1.42cm" svg:height="0.79cm" svg:x="44.18cm" svg:y="19.9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4cm" svg:y1="20.72cm" svg:x2="43.78cm" svg:y2="20.72cm">
          <text:p/>
        </draw:line>
        <draw:frame draw:style-name="gr9" draw:text-style-name="P4" draw:layer="layout" svg:width="1.453cm" svg:height="0.79cm" svg:x="44.4cm" svg:y="21.052cm">
          <draw:text-box>
            <text:p text:style-name="P3"><text:span text:style-name="T3">Cidade</text:span></text:p>
          </draw:text-box>
        </draw:frame>
        <draw:g>
          <draw:path draw:style-name="gr7" draw:text-style-name="P5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1cm" svg:y1="20.4cm" svg:x2="43.78cm" svg:y2="20.407cm">
          <text:p/>
        </draw:line>
        <draw:frame draw:style-name="gr9" draw:text-style-name="P4" draw:layer="layout" svg:width="1.736cm" svg:height="0.79cm" svg:x="44.2cm" svg:y="20.652cm">
          <draw:text-box>
            <text:p text:style-name="P3"><text:span text:style-name="T3">Bairro</text:span></text:p>
          </draw:text-box>
        </draw:frame>
        <draw:g>
          <draw:path draw:style-name="gr1" draw:text-style-name="P1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387cm" svg:y1="16.59cm" svg:x2="31.387cm" svg:y2="16.066cm">
          <text:p/>
        </draw:line>
        <draw:frame draw:style-name="gr9" draw:text-style-name="P4" draw:layer="layout" svg:width="3.615cm" svg:height="0.79cm" svg:x="28.285cm" svg:y="16.2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82cm" svg:y1="16.253cm" svg:x2="31.082cm" svg:y2="16.054cm">
          <text:p/>
        </draw:line>
        <draw:frame draw:style-name="gr9" draw:text-style-name="P4" draw:layer="layout" svg:width="3.396cm" svg:height="0.79cm" svg:x="28.104cm" svg:y="15.8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3.338cm" svg:y1="22.124cm" svg:x2="43.335cm" svg:y2="21.555cm">
          <text:p/>
        </draw:line>
        <draw:frame draw:style-name="gr9" draw:text-style-name="P4" draw:layer="layout" svg:width="2.6cm" svg:height="0.79cm" svg:x="43.3cm" svg:y="21.8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605cm" svg:y1="21.789cm" svg:x2="43.605cm" svg:y2="21.555cm">
          <text:p/>
        </draw:line>
        <draw:frame draw:style-name="gr9" draw:text-style-name="P4" draw:layer="layout" svg:width="2.4cm" svg:height="0.79cm" svg:x="43.6cm" svg:y="21.452cm">
          <draw:text-box>
            <text:p text:style-name="P3"><text:span text:style-name="T3">DataInclusao</text:span></text:p>
          </draw:text-box>
        </draw:frame>
        <draw:g>
          <draw:path draw:style-name="gr7" draw:text-style-name="P5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7.799cm" svg:x2="47.013cm" svg:y2="17.794cm">
          <text:p/>
        </draw:line>
        <draw:frame draw:style-name="gr9" draw:text-style-name="P4" draw:layer="layout" svg:width="0.662cm" svg:height="0.79cm" svg:x="45.709cm" svg:y="17.384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12cm" svg:y1="18.104cm" svg:x2="47.012cm" svg:y2="18.104cm">
          <text:p/>
        </draw:line>
        <draw:frame draw:style-name="gr9" draw:text-style-name="P4" draw:layer="layout" svg:width="1.35cm" svg:height="0.79cm" svg:x="45.082cm" svg:y="17.684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427cm" svg:x2="47.011cm" svg:y2="18.427cm">
          <text:p/>
        </draw:line>
        <draw:frame draw:style-name="gr9" draw:text-style-name="P4" draw:layer="layout" svg:width="1.647cm" svg:height="0.79cm" svg:x="44.7cm" svg:y="18.007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747cm" svg:x2="47.011cm" svg:y2="18.747cm">
          <text:p/>
        </draw:line>
        <draw:frame draw:style-name="gr9" draw:text-style-name="P4" draw:layer="layout" svg:width="0.955cm" svg:height="0.79cm" svg:x="45.392cm" svg:y="18.321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8.037cm" svg:y1="19.668cm" svg:x2="48.041cm" svg:y2="18.841cm">
          <text:p/>
        </draw:line>
        <draw:frame draw:style-name="gr9" draw:text-style-name="P4" draw:layer="layout" svg:width="2.78cm" svg:height="0.79cm" svg:x="45.42cm" svg:y="19.4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002cm" svg:height="0.498cm" svg:x="47.73cm" svg:y="18.841cm" svg:viewBox="0 0 3 499" draw:points="3,499 3,0 0,0">
          <text:p/>
        </draw:polyline>
        <draw:frame draw:style-name="gr9" draw:text-style-name="P4" draw:layer="layout" svg:width="2.857cm" svg:height="0.79cm" svg:x="45.143cm" svg:y="19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31.456cm" svg:y1="22.181cm" svg:x2="31.451cm" svg:y2="21.575cm">
          <text:p/>
        </draw:line>
        <draw:frame draw:style-name="gr9" draw:text-style-name="P4" draw:layer="layout" svg:width="0.662cm" svg:height="0.79cm" svg:x="31.405cm" svg:y="19.6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9cm" svg:height="0cm" svg:x="31.647cm" svg:y="21.373cm" svg:viewBox="0 0 600 0" draw:points="600,0 454,0 0,0">
          <text:p/>
        </draw:polyline>
        <draw:frame draw:style-name="gr9" draw:text-style-name="P4" draw:layer="layout" svg:width="3.058cm" svg:height="0.79cm" svg:x="32.042cm" svg:y="20.952cm">
          <draw:text-box>
            <text:p text:style-name="P3"><text:span text:style-name="T3">NomeFantasia</text:span></text:p>
          </draw:text-box>
        </draw:frame>
        <draw:g>
          <draw:path draw:style-name="gr1" draw:text-style-name="P1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3cm" svg:y1="19.805cm" svg:x2="31.13cm" svg:y2="20.315cm">
          <text:p/>
        </draw:line>
        <draw:frame draw:style-name="gr9" draw:text-style-name="P4" draw:layer="layout" svg:width="1.77cm" svg:height="0.79cm" svg:x="31.33cm" svg:y="21.85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48cm" svg:y1="20.08cm" svg:x2="31.48cm" svg:y2="20.315cm">
          <text:p/>
        </draw:line>
        <draw:frame draw:style-name="gr9" draw:text-style-name="P4" draw:layer="layout" svg:width="2.37cm" svg:height="0.79cm" svg:x="30.976cm" svg:y="19.197cm">
          <draw:text-box>
            <text:p text:style-name="P3"><text:span text:style-name="T3">RazaoSocial</text:span></text:p>
          </draw:text-box>
        </draw:frame>
        <draw:g>
          <draw:path draw:style-name="gr1" draw:text-style-name="P1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9.572cm" svg:y1="22.095cm" svg:x2="29.572cm" svg:y2="21.571cm">
          <text:p/>
        </draw:line>
        <draw:frame draw:style-name="gr12" draw:text-style-name="P4" draw:layer="layout" svg:width="1.077cm" svg:height="0.741cm" svg:x="28.6cm" svg:y="21.762cm">
          <draw:text-box>
            <text:p text:style-name="P3"><text:span text:style-name="T4">Cnpj</text:span></text:p>
          </draw:text-box>
        </draw:frame>
        <draw:g>
          <draw:path draw:style-name="gr1" draw:text-style-name="P1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267cm" svg:y1="21.766cm" svg:x2="29.267cm" svg:y2="21.567cm">
          <text:p/>
        </draw:line>
        <draw:frame draw:style-name="gr12" draw:text-style-name="P4" draw:layer="layout" svg:width="0.855cm" svg:height="0.741cm" svg:x="28.437cm" svg:y="21.442cm">
          <draw:text-box>
            <text:p text:style-name="P3"><text:span text:style-name="T4">Obs</text:span></text:p>
          </draw:text-box>
        </draw:frame>
        <draw:g>
          <draw:path draw:style-name="gr1" draw:text-style-name="P1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0.195cm" svg:y1="22.696cm" svg:x2="30.199cm" svg:y2="21.566cm">
          <text:p/>
        </draw:line>
        <draw:frame draw:style-name="gr12" draw:text-style-name="P4" draw:layer="layout" svg:width="3.03cm" svg:height="0.741cm" svg:x="27.67cm" svg:y="22.662cm">
          <draw:text-box>
            <text:p text:style-name="P3"><text:span text:style-name="T4">NumeroEndereco</text:span></text:p>
          </draw:text-box>
        </draw:frame>
        <draw:g>
          <draw:path draw:style-name="gr1" draw:text-style-name="P1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89cm" svg:y1="22.367cm" svg:x2="29.883cm" svg:y2="21.566cm">
          <text:p/>
        </draw:line>
        <draw:frame draw:style-name="gr12" draw:text-style-name="P4" draw:layer="layout" svg:width="0.855cm" svg:height="0.741cm" svg:x="29cm" svg:y="22.062cm">
          <draw:text-box>
            <text:p text:style-name="P3"><text:span text:style-name="T4">Cep</text:span></text:p>
          </draw:text-box>
        </draw:frame>
        <draw:g>
          <draw:path draw:style-name="gr1" draw:text-style-name="P1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0.818cm" svg:y1="23.296cm" svg:x2="30.807cm" svg:y2="21.566cm">
          <text:p/>
        </draw:line>
        <draw:frame draw:style-name="gr12" draw:text-style-name="P4" draw:layer="layout" svg:width="2.66cm" svg:height="0.741cm" svg:x="28.44cm" svg:y="22.962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513cm" svg:y1="22.967cm" svg:x2="30.507cm" svg:y2="21.566cm">
          <text:p/>
        </draw:line>
        <draw:frame draw:style-name="gr12" draw:text-style-name="P4" draw:layer="layout" svg:width="3.83cm" svg:height="0.741cm" svg:x="26.5cm" svg:y="22.362cm">
          <draw:text-box>
            <text:p text:style-name="P3"><text:span text:style-name="T4">ComplementoEndereco</text:span></text:p>
          </draw:text-box>
        </draw:frame>
        <draw:g>
          <draw:path draw:style-name="gr1" draw:text-style-name="P1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149cm" svg:y1="23.596cm" svg:x2="31.137cm" svg:y2="21.566cm">
          <text:p/>
        </draw:line>
        <draw:frame draw:style-name="gr12" draw:text-style-name="P4" draw:layer="layout" svg:width="2.491cm" svg:height="0.741cm" svg:x="28.709cm" svg:y="23.2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  <draw:path draw:style-name="gr2" draw:text-style-name="P2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</draw:g>
        <draw:line draw:style-name="gr4" draw:text-style-name="P2" draw:layer="layout" svg:x1="39.555cm" svg:y1="17.36cm" svg:x2="39.562cm" svg:y2="16.059cm">
          <text:p/>
        </draw:line>
        <draw:frame draw:style-name="gr9" draw:text-style-name="P4" draw:layer="layout" svg:width="1.12cm" svg:height="0.79cm" svg:x="40.58cm" svg:y="13.758cm">
          <draw:text-box>
            <text:p text:style-name="P3"><text:span text:style-name="T3">Id</text:span></text:p>
          </draw:text-box>
        </draw:frame>
        <draw:frame draw:style-name="gr9" draw:text-style-name="P4" draw:layer="layout" svg:width="3.17cm" svg:height="0.79cm" svg:x="40.3cm" svg:y="15.952cm">
          <draw:text-box>
            <text:p text:style-name="P3"><text:span text:style-name="T3">IdFuncionario</text:span></text:p>
          </draw:text-box>
        </draw:frame>
        <draw:frame draw:style-name="gr9" draw:text-style-name="P4" draw:layer="layout" svg:width="2.37cm" svg:height="0.79cm" svg:x="40.2cm" svg:y="16.252cm">
          <draw:text-box>
            <text:p text:style-name="P3"><text:span text:style-name="T3">Conferido</text:span></text:p>
          </draw:text-box>
        </draw:frame>
        <draw:g>
          <draw:path draw:style-name="gr1" draw:text-style-name="P1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4.284cm" svg:x2="40.805cm" svg:y2="14.808cm">
          <text:p/>
        </draw:line>
        <draw:frame draw:style-name="gr9" draw:text-style-name="P4" draw:layer="layout" svg:width="2.845cm" svg:height="0.79cm" svg:x="39.855cm" svg:y="16.552cm">
          <draw:text-box>
            <text:p text:style-name="P3"><text:span text:style-name="T3">ValorRetorno</text:span></text:p>
          </draw:text-box>
        </draw:frame>
        <draw:frame draw:style-name="gr9" draw:text-style-name="P4" draw:layer="layout" svg:width="1.288cm" svg:height="0.79cm" svg:x="39.586cm" svg:y="16.839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705cm" svg:y1="16.059cm" svg:x2="40.705cm" svg:y2="16.258cm">
          <text:p/>
        </draw:line>
        <draw:g>
          <draw:path draw:style-name="gr1" draw:text-style-name="P1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45cm" svg:y1="16.583cm" svg:x2="40.45cm" svg:y2="16.059cm">
          <text:p/>
        </draw:line>
        <draw:g>
          <draw:path draw:style-name="gr1" draw:text-style-name="P1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675cm" svg:y1="13.73cm" svg:x2="26.681cm" svg:y2="14.231cm">
          <text:p/>
        </draw:line>
        <draw:frame draw:style-name="gr9" draw:text-style-name="P4" draw:layer="layout" svg:width="0.979cm" svg:height="0.79cm" svg:x="26.121cm" svg:y="9.0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6.149cm" svg:y1="10.355cm" svg:x2="25.555cm" svg:y2="10.355cm">
          <text:p/>
        </draw:line>
        <draw:frame draw:style-name="gr9" draw:text-style-name="P4" draw:layer="layout" svg:width="1.98cm" svg:height="0.79cm" svg:x="26.2cm" svg:y="9.352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6.154cm" svg:y1="10.055cm" svg:x2="25.555cm" svg:y2="10.055cm">
          <text:p/>
        </draw:line>
        <draw:frame draw:style-name="gr9" draw:text-style-name="P4" draw:layer="layout" svg:width="2.651cm" svg:height="0.79cm" svg:x="26.249cm" svg:y="12.852cm">
          <draw:text-box>
            <text:p text:style-name="P3"><text:span text:style-name="T3">IdFornecedor</text:span></text:p>
          </draw:text-box>
        </draw:frame>
        <draw:g>
          <draw:path draw:style-name="gr1" draw:text-style-name="P1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305cm" svg:y1="13.419cm" svg:x2="26.321cm" svg:y2="14.231cm">
          <text:p/>
        </draw:line>
        <draw:frame draw:style-name="gr9" draw:text-style-name="P4" draw:layer="layout" svg:width="1.522cm" svg:height="0.79cm" svg:x="26.078cm" svg:y="9.652cm">
          <draw:text-box>
            <text:p text:style-name="P3"><text:span text:style-name="T3">Valor</text:span></text:p>
          </draw:text-box>
        </draw:frame>
        <draw:frame draw:style-name="gr9" draw:text-style-name="P4" draw:layer="layout" svg:width="1.266cm" svg:height="0.79cm" svg:x="26.2cm" svg:y="9.958cm">
          <draw:text-box>
            <text:p text:style-name="P3"><text:span text:style-name="T3">Data</text:span></text:p>
          </draw:text-box>
        </draw:frame>
        <draw:g>
          <draw:path draw:style-name="gr1" draw:text-style-name="P1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27.055cm" svg:y1="14.229cm" svg:x2="27.055cm" svg:y2="14.055cm">
          <text:p/>
        </draw:line>
        <draw:g>
          <draw:path draw:style-name="gr1" draw:text-style-name="P1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405cm" svg:y1="10.985cm" svg:x2="25.405cm" svg:y2="10.48cm">
          <text:p/>
        </draw:line>
        <draw:frame draw:style-name="gr9" draw:text-style-name="P4" draw:layer="layout" svg:width="2.87cm" svg:height="0.79cm" svg:x="26.63cm" svg:y="13.252cm">
          <draw:text-box>
            <text:p text:style-name="P3"><text:span text:style-name="T3">DataVencimento</text:span></text:p>
          </draw:text-box>
        </draw:frame>
        <draw:g>
          <draw:path draw:style-name="gr1" draw:text-style-name="P1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085cm" svg:y1="11.305cm" svg:x2="25.085cm" svg:y2="10.48cm">
          <text:p/>
        </draw:line>
        <draw:frame draw:style-name="gr13" draw:text-style-name="P4" draw:layer="layout" svg:width="2.92cm" svg:height="1.213cm" svg:x="26.98cm" svg:y="13.374cm">
          <draw:text-box>
            <text:p text:style-name="P3"><text:span text:style-name="T3">DataPagamento</text:span></text:p>
          </draw:text-box>
        </draw:frame>
        <draw:frame draw:style-name="gr9" draw:text-style-name="P4" draw:layer="layout" svg:width="1.675cm" svg:height="0.79cm" svg:x="25.2cm" svg:y="10.652cm">
          <draw:text-box>
            <text:p text:style-name="P3"><text:span text:style-name="T3">Status</text:span></text:p>
          </draw:text-box>
        </draw:frame>
        <draw:frame draw:style-name="gr9" draw:text-style-name="P4" draw:layer="layout" svg:width="3.035cm" svg:height="0.79cm" svg:x="24.765cm" svg:y="10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5.555cm" svg:y1="9.755cm" svg:x2="26.154cm" svg:y2="9.755cm">
          <text:p/>
        </draw:line>
        <draw:g>
          <draw:path draw:style-name="gr7" draw:text-style-name="P5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142cm" svg:y1="9.455cm" svg:x2="25.555cm" svg:y2="9.455cm">
          <text:p/>
        </draw:line>
        <draw:g>
          <draw:path draw:style-name="gr1" draw:text-style-name="P1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4.79cm" svg:y1="11.58cm" svg:x2="24.79cm" svg:y2="10.48cm">
          <text:p/>
        </draw:line>
        <draw:frame draw:style-name="gr9" draw:text-style-name="P4" draw:layer="layout" svg:width="3.045cm" svg:height="0.79cm" svg:x="24.5cm" svg:y="11.3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49.175cm" svg:y1="11.048cm" svg:x2="49.175cm" svg:y2="10.444cm">
          <text:p/>
        </draw:line>
        <draw:frame draw:style-name="gr9" draw:text-style-name="P4" draw:layer="layout" svg:width="0.8cm" svg:height="0.79cm" svg:x="49.4cm" svg:y="10.3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8cm" svg:height="0cm" svg:x="49.565cm" svg:y="9.94cm" svg:viewBox="0 0 599 0" draw:points="599,0 300,0 0,0">
          <text:p/>
        </draw:polyline>
        <draw:frame draw:style-name="gr9" draw:text-style-name="P4" draw:layer="layout" svg:width="1.845cm" svg:height="0.79cm" svg:x="50.115cm" svg:y="9.235cm">
          <draw:text-box>
            <text:p text:style-name="P3"><text:span text:style-name="T3">IdPedido</text:span></text:p>
          </draw:text-box>
        </draw:frame>
        <draw:g>
          <draw:path draw:style-name="gr1" draw:text-style-name="P1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603cm" svg:height="0cm" svg:x="49.565cm" svg:y="9.64cm" svg:viewBox="0 0 604 0" draw:points="604,0 302,0 0,0">
          <text:p/>
        </draw:polyline>
        <draw:frame draw:style-name="gr9" draw:text-style-name="P4" draw:layer="layout" svg:width="1.845cm" svg:height="0.79cm" svg:x="50.215cm" svg:y="8.92cm">
          <draw:text-box>
            <text:p text:style-name="P3"><text:span text:style-name="T3">IdProduto</text:span></text:p>
          </draw:text-box>
        </draw:frame>
        <draw:g>
          <draw:path draw:style-name="gr1" draw:text-style-name="P1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50.166cm" svg:y1="9.34cm" svg:x2="49.565cm" svg:y2="9.347cm">
          <text:p/>
        </draw:line>
        <draw:frame draw:style-name="gr9" draw:text-style-name="P4" draw:layer="layout" svg:width="2.44cm" svg:height="0.79cm" svg:x="50.06cm" svg:y="9.552cm">
          <draw:text-box>
            <text:p text:style-name="P3"><text:span text:style-name="T3">Quantidade</text:span></text:p>
          </draw:text-box>
        </draw:frame>
        <draw:frame draw:style-name="gr12" draw:text-style-name="P4" draw:layer="layout" svg:width="2.24cm" svg:height="0.741cm" svg:x="50.1cm" svg:y="9.959cm">
          <draw:text-box>
            <text:p text:style-name="P3"><text:span text:style-name="T4">TipoProduto</text:span></text:p>
          </draw:text-box>
        </draw:frame>
        <draw:g>
          <draw:path draw:style-name="gr1" draw:text-style-name="P1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7.33cm" svg:y1="10.44cm" svg:x2="47.33cm" svg:y2="10.639cm">
          <text:p/>
        </draw:line>
        <draw:g>
          <draw:path draw:style-name="gr1" draw:text-style-name="P1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581cm" svg:y1="10.961cm" svg:x2="47.575cm" svg:y2="10.435cm">
          <text:p/>
        </draw:line>
        <draw:frame draw:style-name="gr12" draw:text-style-name="P4" draw:layer="layout" svg:width="2.17cm" svg:height="0.741cm" svg:x="49.13cm" svg:y="10.762cm">
          <draw:text-box>
            <text:p text:style-name="P3"><text:span text:style-name="T4">IdPedidoItem</text:span></text:p>
          </draw:text-box>
        </draw:frame>
        <draw:frame draw:style-name="gr12" draw:text-style-name="P4" draw:layer="layout" svg:width="2.45cm" svg:height="0.741cm" svg:x="45cm" svg:y="10.297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56cm" svg:y="10.23cm" svg:viewBox="0 0 606 11" draw:points="0,0 0,11 606,11">
          <text:p/>
        </draw:polyline>
        <draw:g>
          <draw:path draw:style-name="gr7" draw:text-style-name="P5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9.435cm" svg:y1="10.73cm" svg:x2="49.435cm" svg:y2="10.44cm">
          <text:p/>
        </draw:line>
        <draw:frame draw:style-name="gr12" draw:text-style-name="P4" draw:layer="layout" svg:width="2.725cm" svg:height="0.741cm" svg:x="45cm" svg:y="10.6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13cm" svg:y1="16.883cm" svg:x2="40.13cm" svg:y2="16.059cm">
          <text:p/>
        </draw:line>
        <draw:frame draw:style-name="gr9" draw:text-style-name="P4" draw:layer="layout" svg:width="2.66cm" svg:height="0.79cm" svg:x="39.44cm" svg:y="17.155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835cm" svg:y1="17.159cm" svg:x2="39.835cm" svg:y2="16.059cm">
          <text:p/>
        </draw:line>
        <draw:frame draw:style-name="gr9" draw:text-style-name="P4" draw:layer="layout" svg:width="3.07cm" svg:height="0.79cm" svg:x="38.93cm" svg:y="17.51cm">
          <draw:text-box>
            <text:p text:style-name="P3"><text:span text:style-name="T3">DataAlteracao</text:span></text:p>
          </draw:text-box>
        </draw:frame>
        <draw:g>
          <draw:path draw:style-name="gr7" draw:text-style-name="P5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8" draw:text-style-name="P6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2.596cm" svg:x2="47.061cm" svg:y2="12.59cm">
          <text:p/>
        </draw:line>
        <draw:frame draw:style-name="gr9" draw:text-style-name="P4" draw:layer="layout" svg:width="0.662cm" svg:height="0.79cm" svg:x="45.736cm" svg:y="12.175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2.896cm" svg:x2="47.061cm" svg:y2="12.89cm">
          <text:p/>
        </draw:line>
        <draw:frame draw:style-name="gr9" draw:text-style-name="P4" draw:layer="layout" svg:width="2.23cm" svg:height="0.79cm" svg:x="44.3cm" svg:y="12.475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3.195cm" svg:x2="47.06cm" svg:y2="13.195cm">
          <text:p/>
        </draw:line>
        <draw:frame draw:style-name="gr9" draw:text-style-name="P4" draw:layer="layout" svg:width="0.954cm" svg:height="0.79cm" svg:x="45.346cm" svg:y="12.758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3.495cm" svg:x2="47.06cm" svg:y2="13.495cm">
          <text:p/>
        </draw:line>
        <draw:frame draw:style-name="gr9" draw:text-style-name="P4" draw:layer="layout" svg:width="1.9cm" svg:height="0.79cm" svg:x="44.8cm" svg:y="13.058cm">
          <draw:text-box>
            <text:p text:style-name="P3"><text:span text:style-name="T3">Preco</text:span></text:p>
          </draw:text-box>
        </draw:frame>
        <draw:g>
          <draw:path draw:style-name="gr1" draw:text-style-name="P1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6cm" svg:y1="14.51cm" svg:x2="47.966cm" svg:y2="13.65cm">
          <text:p/>
        </draw:line>
        <draw:frame draw:style-name="gr13" draw:text-style-name="P4" draw:layer="layout" svg:width="3.003cm" svg:height="1.213cm" svg:x="45.1cm" svg:y="13.94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655cm" svg:y1="14.178cm" svg:x2="47.655cm" svg:y2="13.65cm">
          <text:p/>
        </draw:line>
        <draw:frame draw:style-name="gr13" draw:text-style-name="P4" draw:layer="layout" svg:width="2.58cm" svg:height="1.213cm" svg:x="45.1cm" svg:y="13.61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2.005cm" svg:y1="13.78cm" svg:x2="22.005cm" svg:y2="14.229cm">
          <text:p/>
        </draw:line>
        <draw:frame draw:style-name="gr9" draw:text-style-name="P4" draw:layer="layout" svg:width="1.722cm" svg:height="0.79cm" svg:x="20.278cm" svg:y="13.352cm">
          <draw:text-box>
            <text:p text:style-name="P3"><text:span text:style-name="T3">IdPedido</text:span></text:p>
          </draw:text-box>
        </draw:frame>
        <draw:g>
          <draw:g>
            <draw:polygon draw:style-name="gr1" draw:text-style-name="P1" draw:layer="layout" svg:width="2.5cm" svg:height="1.25cm" svg:x="47.06cm" svg:y="9.185cm" svg:viewBox="0 0 2501 1251" draw:points="1251,1251 2501,624 1251,0 0,624">
              <text:p/>
            </draw:polygon>
            <draw:polygon draw:style-name="gr4" draw:text-style-name="P2" draw:layer="layout" svg:width="2.5cm" svg:height="1.25cm" svg:x="47.06cm" svg:y="9.185cm" svg:viewBox="0 0 2501 1251" draw:points="1251,1251 2501,624 1251,0 0,624">
              <text:p/>
            </draw:polygon>
          </draw:g>
          <draw:frame draw:style-name="gr14" draw:text-style-name="P4" draw:layer="layout" svg:width="2.5cm" svg:height="1.25cm" svg:x="47.06cm" svg:y="9.185cm">
            <draw:text-box>
              <text:p text:style-name="P3"><text:span text:style-name="T2">Contém</text:span></text:p>
            </draw:text-box>
          </draw:frame>
        </draw:g>
        <draw:g>
          <draw:line draw:style-name="gr4" draw:text-style-name="P2" draw:layer="layout" svg:x1="48.31cm" svg:y1="12.399cm" svg:x2="48.31cm" svg:y2="10.435cm">
            <text:p/>
          </draw:line>
          <draw:frame draw:style-name="gr5" draw:text-style-name="P4" draw:layer="layout" svg:width="1.411cm" svg:height="0.63cm" svg:x="47.154cm" svg:y="11.416cm">
            <draw:text-box>
              <text:p text:style-name="P3"><text:span text:style-name="T1">N : 1</text:span></text:p>
            </draw:text-box>
          </draw:frame>
        </draw:g>
        <draw:g>
          <draw:g>
            <draw:polygon draw:style-name="gr1" draw:text-style-name="P1" draw:layer="layout" svg:width="2.6cm" svg:height="1cm" svg:x="38.376cm" svg:y="11.98cm" svg:viewBox="0 0 2601 1001" draw:points="1301,1001 2601,500 1301,0 0,500">
              <text:p/>
            </draw:polygon>
            <draw:polygon draw:style-name="gr4" draw:text-style-name="P2" draw:layer="layout" svg:width="2.6cm" svg:height="1cm" svg:x="38.376cm" svg:y="11.98cm" svg:viewBox="0 0 2601 1001" draw:points="1301,1001 2601,500 1301,0 0,500">
              <text:p/>
            </draw:polygon>
          </draw:g>
          <draw:frame draw:style-name="gr6" draw:text-style-name="P4" draw:layer="layout" svg:width="2.6cm" svg:height="1cm" svg:x="38.376cm" svg:y="11.98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39.68cm" svg:y1="10.415cm" svg:x2="39.68cm" svg:y2="11.981cm">
            <text:p/>
          </draw:line>
          <draw:frame draw:style-name="gr5" draw:text-style-name="P4" draw:layer="layout" svg:width="1.411cm" svg:height="0.63cm" svg:x="38.57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9.68cm" svg:y1="12.979cm" svg:x2="39.68cm" svg:y2="14.809cm">
            <text:p/>
          </draw:line>
          <draw:frame draw:style-name="gr5" draw:text-style-name="P4" draw:layer="layout" svg:width="1.411cm" svg:height="0.63cm" svg:x="38.574cm" svg:y="13.58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1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1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1.98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2.18cm" svg:y1="10.415cm" svg:x2="32.18cm" svg:y2="11.964cm">
            <text:p/>
          </draw:line>
          <draw:frame draw:style-name="gr5" draw:text-style-name="P4" draw:layer="layout" svg:width="1.411cm" svg:height="0.63cm" svg:x="31.82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2.18cm" svg:y1="12.98cm" svg:x2="32.18cm" svg:y2="14.808cm">
            <text:p/>
          </draw:line>
          <draw:frame draw:style-name="gr5" draw:text-style-name="P4" draw:layer="layout" svg:width="1.411cm" svg:height="0.63cm" svg:x="31.874cm" svg:y="13.58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7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7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7.98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32.18cm" svg:y1="16.059cm" svg:x2="32.18cm" svg:y2="17.98cm">
            <text:p/>
          </draw:line>
          <draw:frame draw:style-name="gr5" draw:text-style-name="P4" draw:layer="layout" svg:width="1.411cm" svg:height="0.63cm" svg:x="31.924cm" svg:y="16.769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10.35cm" svg:height="1.325cm" svg:x="32.18cm" svg:y="18.98cm" svg:viewBox="0 0 10351 1326" draw:points="0,0 10351,0 10351,1326">
            <text:p/>
          </draw:polyline>
          <draw:frame draw:style-name="gr5" draw:text-style-name="P4" draw:layer="layout" svg:width="1.411cm" svg:height="0.63cm" svg:x="37.501cm" svg:y="18.26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4.984cm" svg:x2="30.929cm" svg:y2="14.984cm">
          <text:p/>
        </draw:line>
        <draw:frame draw:style-name="gr9" draw:text-style-name="P4" draw:layer="layout" svg:width="2.03cm" svg:height="0.79cm" svg:x="28.4cm" svg:y="14.532cm">
          <draw:text-box>
            <text:p text:style-name="P3"><text:span text:style-name="T3">IdCliente</text:span></text:p>
          </draw:text-box>
        </draw:frame>
        <draw:g>
          <draw:g>
            <draw:polygon draw:style-name="gr1" draw:text-style-name="P1" draw:layer="layout" svg:width="2cm" svg:height="1cm" svg:x="47.31cm" svg:y="7.33cm" svg:viewBox="0 0 2001 1001" draw:points="1000,1001 2001,500 1000,0 0,500">
              <text:p/>
            </draw:polygon>
            <draw:polygon draw:style-name="gr4" draw:text-style-name="P2" draw:layer="layout" svg:width="2cm" svg:height="1cm" svg:x="47.31cm" svg:y="7.33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7.31cm" svg:y="7.33cm">
            <draw:text-box>
              <text:p text:style-name="P3"><text:span text:style-name="T2">Relaciona</text:span></text:p>
            </draw:text-box>
          </draw:frame>
        </draw:g>
        <draw:g>
          <draw:line draw:style-name="gr4" draw:text-style-name="P2" draw:layer="layout" svg:x1="49.31cm" svg:y1="7.83cm" svg:x2="49.321cm" svg:y2="9.171cm">
            <text:p/>
          </draw:line>
          <draw:frame draw:style-name="gr5" draw:text-style-name="P4" draw:layer="layout" svg:width="1.411cm" svg:height="0.63cm" svg:x="48.909cm" svg:y="8.183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7.311cm" svg:y1="7.83cm" svg:x2="47.302cm" svg:y2="9.186cm">
            <text:p/>
          </draw:line>
          <draw:frame draw:style-name="gr5" draw:text-style-name="P4" draw:layer="layout" svg:width="1.411cm" svg:height="0.63cm" svg:x="46.28cm" svg:y="8.23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0.93cm" svg:y1="9.79cm" svg:x2="47.061cm" svg:y2="9.811cm">
            <text:p/>
          </draw:line>
          <draw:frame draw:style-name="gr5" draw:text-style-name="P4" draw:layer="layout" svg:width="1.411cm" svg:height="0.63cm" svg:x="44.11cm" svg:y="9.215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8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34.8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83cm" svg:y="14.934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3.43cm" svg:y1="15.434cm" svg:x2="34.829cm" svg:y2="15.434cm">
            <text:p/>
          </draw:line>
          <draw:frame draw:style-name="gr5" draw:text-style-name="P4" draw:layer="layout" svg:width="1.411cm" svg:height="0.63cm" svg:x="33.424cm" svg:y="14.919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83cm" svg:y1="15.434cm" svg:x2="38.43cm" svg:y2="15.434cm">
            <text:p/>
          </draw:line>
          <draw:frame draw:style-name="gr5" draw:text-style-name="P4" draw:layer="layout" svg:width="1.411cm" svg:height="0.63cm" svg:x="36.975cm" svg:y="14.894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6.03cm" svg:y="20.43cm" svg:viewBox="0 0 2501 1001" draw:points="1251,1001 2501,500 1251,0 0,500">
              <text:p/>
            </draw:polygon>
            <draw:polygon draw:style-name="gr4" draw:text-style-name="P2" draw:layer="layout" svg:width="2.5cm" svg:height="1cm" svg:x="36.03cm" svg:y="20.4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6.03cm" svg:y="20.43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41.279cm" svg:y1="20.93cm" svg:x2="38.53cm" svg:y2="20.93cm">
            <text:p/>
          </draw:line>
          <draw:frame draw:style-name="gr5" draw:text-style-name="P4" draw:layer="layout" svg:width="1.411cm" svg:height="0.63cm" svg:x="39.025cm" svg:y="20.831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31.637cm" svg:y1="20.941cm" svg:x2="36.056cm" svg:y2="20.941cm">
            <text:p/>
          </draw:line>
          <draw:frame draw:style-name="gr5" draw:text-style-name="P4" draw:layer="layout" svg:width="1.411cm" svg:height="0.63cm" svg:x="33.354cm" svg:y="20.366cm">
            <draw:text-box>
              <text:p text:style-name="P3"><text:span text:style-name="T1">N : 0</text:span></text:p>
            </draw:text-box>
          </draw:frame>
        </draw:g>
        <draw:g>
          <draw:path draw:style-name="gr1" draw:text-style-name="P1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1cm" svg:x2="39.262cm" svg:y2="16.059cm">
          <text:p/>
        </draw:line>
        <draw:g>
          <draw:g>
            <draw:polygon draw:style-name="gr1" draw:text-style-name="P1" draw:layer="layout" svg:width="2cm" svg:height="1cm" svg:x="43.20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43.20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3.203cm" svg:y="14.934cm">
            <draw:text-box>
              <text:p text:style-name="P3"><text:span text:style-name="T2">Realiza</text:span></text:p>
            </draw:text-box>
          </draw:frame>
        </draw:g>
        <draw:g>
          <draw:line draw:style-name="gr4" draw:text-style-name="P2" draw:layer="layout" svg:x1="40.93cm" svg:y1="15.434cm" svg:x2="43.203cm" svg:y2="15.434cm">
            <text:p/>
          </draw:line>
          <draw:frame draw:style-name="gr5" draw:text-style-name="P4" draw:layer="layout" svg:width="1.411cm" svg:height="0.63cm" svg:x="41.351cm" svg:y="14.936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3.058cm" svg:height="2.157cm" svg:x="45.203cm" svg:y="15.434cm" svg:viewBox="0 0 3059 2158" draw:points="0,0 3059,0 3059,2158">
            <text:p/>
          </draw:polyline>
          <draw:frame draw:style-name="gr5" draw:text-style-name="P4" draw:layer="layout" svg:width="1.411cm" svg:height="0.63cm" svg:x="47.926cm" svg:y="15.768cm">
            <draw:text-box>
              <text:p text:style-name="P3"><text:span text:style-name="T1">1 : 1</text:span></text:p>
            </draw:text-box>
          </draw:frame>
        </draw:g>
        <draw:g>
          <draw:g>
            <draw:polygon draw:style-name="gr1" draw:text-style-name="P1" draw:layer="layout" svg:width="2.5cm" svg:height="1.25cm" svg:x="23.055cm" svg:y="9.23cm" svg:viewBox="0 0 2501 1251" draw:points="0,1251 2501,1251 2501,0 0,0">
              <text:p/>
            </draw:polygon>
            <draw:polygon draw:style-name="gr2" draw:text-style-name="P2" draw:layer="layout" svg:width="2.5cm" svg:height="1.25cm" svg:x="23.055cm" svg:y="9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3.055cm" svg:y="9.23cm">
            <draw:text-box>
              <text:p text:style-name="P3"><text:span text:style-name="T1">Conta</text:span></text:p>
            </draw:text-box>
          </draw:frame>
        </draw:g>
        <draw:g>
          <draw:polygon draw:style-name="gr1" draw:text-style-name="P1" draw:layer="layout" svg:width="1.287cm" svg:height="1.287cm" svg:x="23.661cm" svg:y="11.23cm" svg:viewBox="0 0 1288 1288" draw:points="1288,1288 643,0 0,1288">
            <text:p/>
          </draw:polygon>
          <draw:polygon draw:style-name="gr2" draw:text-style-name="P2" draw:layer="layout" svg:width="1.287cm" svg:height="1.287cm" svg:x="23.661cm" svg:y="11.23cm" svg:viewBox="0 0 1288 1288" draw:points="1288,1288 643,0 0,1288">
            <text:p/>
          </draw:polygon>
        </draw:g>
        <draw:line draw:style-name="gr4" draw:text-style-name="P2" draw:layer="layout" svg:x1="24.305cm" svg:y1="10.48cm" svg:x2="24.305cm" svg:y2="11.23cm">
          <text:p/>
        </draw:line>
        <draw:line draw:style-name="gr4" draw:text-style-name="P2" draw:layer="layout" svg:x1="23.662cm" svg:y1="12.517cm" svg:x2="22.73cm" svg:y2="14.231cm">
          <text:p/>
        </draw:line>
        <draw:line draw:style-name="gr4" draw:text-style-name="P2" draw:layer="layout" svg:x1="24.949cm" svg:y1="12.517cm" svg:x2="25.881cm" svg:y2="14.231cm">
          <text:p/>
        </draw:line>
        <draw:g>
          <draw:g>
            <draw:polygon draw:style-name="gr1" draw:text-style-name="P1" draw:layer="layout" svg:width="2.5cm" svg:height="1cm" svg:x="24.63cm" svg:y="20.44cm" svg:viewBox="0 0 2501 1001" draw:points="1251,1001 2501,500 1251,0 0,500">
              <text:p/>
            </draw:polygon>
            <draw:polygon draw:style-name="gr4" draw:text-style-name="P2" draw:layer="layout" svg:width="2.5cm" svg:height="1cm" svg:x="24.63cm" svg:y="20.44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4.63cm" svg:y="20.44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25.88cm" svg:y1="15.48cm" svg:x2="25.88cm" svg:y2="20.44cm">
            <text:p/>
          </draw:line>
          <draw:frame draw:style-name="gr5" draw:text-style-name="P4" draw:layer="layout" svg:width="1.411cm" svg:height="0.63cm" svg:x="25.524cm" svg:y="17.635cm">
            <draw:text-box>
              <text:p text:style-name="P3"><text:span text:style-name="T1">N : 0</text:span></text:p>
            </draw:text-box>
          </draw:frame>
        </draw:g>
        <draw:g>
          <draw:line draw:style-name="gr4" draw:text-style-name="P2" draw:layer="layout" svg:x1="27.127cm" svg:y1="20.941cm" svg:x2="29.136cm" svg:y2="20.941cm">
            <text:p/>
          </draw:line>
          <draw:frame draw:style-name="gr5" draw:text-style-name="P4" draw:layer="layout" svg:width="1.411cm" svg:height="0.63cm" svg:x="27.474cm" svg:y="20.416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21.18cm" svg:y="7.33cm" svg:viewBox="0 0 2501 1001" draw:points="1251,1001 2501,500 1251,0 0,500">
              <text:p/>
            </draw:polygon>
            <draw:polygon draw:style-name="gr4" draw:text-style-name="P2" draw:layer="layout" svg:width="2.5cm" svg:height="1cm" svg:x="21.18cm" svg:y="7.3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1.18cm" svg:y="7.33cm">
            <draw:text-box>
              <text:p text:style-name="P3"><text:span text:style-name="T2">Gera</text:span></text:p>
            </draw:text-box>
          </draw:frame>
        </draw:g>
        <draw:g>
          <draw:polyline draw:style-name="gr4" draw:text-style-name="P2" draw:layer="layout" svg:width="16cm" svg:height="1.335cm" svg:x="23.68cm" svg:y="7.83cm" svg:viewBox="0 0 16001 1336" draw:points="0,0 16001,0 16001,1336">
            <text:p/>
          </draw:polyline>
          <draw:frame draw:style-name="gr5" draw:text-style-name="P4" draw:layer="layout" svg:width="1.411cm" svg:height="0.63cm" svg:x="31.647cm" svg:y="7.16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22.43cm" svg:y1="8.33cm" svg:x2="22.43cm" svg:y2="14.229cm">
            <text:p/>
          </draw:line>
          <draw:frame draw:style-name="gr5" draw:text-style-name="P4" draw:layer="layout" svg:width="1.411cm" svg:height="0.63cm" svg:x="21.224cm" svg:y="10.91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3cm" svg:y1="10.63cm" svg:x2="31.03cm" svg:y2="10.43cm">
          <text:p/>
        </draw:line>
        <draw:frame draw:style-name="gr9" draw:text-style-name="P4" draw:layer="layout" svg:width="1.395cm" svg:height="0.79cm" svg:x="29.605cm" svg:y="10.25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756cm" svg:y1="19.48cm" svg:x2="30.75cm" svg:y2="20.317cm">
          <text:p/>
        </draw:line>
        <draw:frame draw:style-name="gr9" draw:text-style-name="P4" draw:layer="layout" svg:width="1.57cm" svg:height="0.79cm" svg:x="30.621cm" svg:y="18.84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43cm" svg:y1="19.029cm" svg:x2="47.43cm" svg:y2="18.841cm">
          <text:p/>
        </draw:line>
        <draw:frame draw:style-name="gr9" draw:text-style-name="P4" draw:layer="layout" svg:width="1.529cm" svg:height="0.79cm" svg:x="45.9cm" svg:y="18.68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355cm" svg:y1="13.83cm" svg:x2="47.355cm" svg:y2="13.648cm">
          <text:p/>
        </draw:line>
        <draw:frame draw:style-name="gr9" draw:text-style-name="P4" draw:layer="layout" svg:width="1.395cm" svg:height="0.79cm" svg:x="46.03cm" svg:y="13.499cm">
          <draw:text-box>
            <text:p text:style-name="P3"><text:span text:style-name="T3">Inativo</text:span></text:p>
          </draw:text-box>
        </draw:frame>
        <draw:g>
          <draw:g>
            <draw:polygon draw:style-name="gr1" draw:text-style-name="P1" draw:layer="layout" svg:width="2.5cm" svg:height="1.25cm" svg:x="21.68cm" svg:y="17.27cm" svg:viewBox="0 0 2501 1251" draw:points="0,1251 2501,1251 2501,0 0,0">
              <text:p/>
            </draw:polygon>
            <draw:polygon draw:style-name="gr2" draw:text-style-name="P2" draw:layer="layout" svg:width="2.5cm" svg:height="1.25cm" svg:x="21.68cm" svg:y="17.27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68cm" svg:y="17.27cm">
            <draw:text-box>
              <text:p text:style-name="P3"><text:span text:style-name="T1">Usuario</text:span></text:p>
            </draw:text-box>
          </draw:frame>
        </draw:g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frame draw:style-name="gr9" draw:text-style-name="P4" draw:layer="layout" svg:width="2.918cm" svg:height="0.79cm" svg:x="21.4cm" svg:y="19.59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frame draw:style-name="gr9" draw:text-style-name="P4" draw:layer="layout" svg:width="2.861cm" svg:height="0.79cm" svg:x="21.2cm" svg:y="19.19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frame draw:style-name="gr9" draw:text-style-name="P4" draw:layer="layout" svg:width="1.415cm" svg:height="0.79cm" svg:x="22.085cm" svg:y="18.898cm">
          <draw:text-box>
            <text:p text:style-name="P3"><text:span text:style-name="T3">Inativo</text:span></text:p>
          </draw:text-box>
        </draw:frame>
        <draw:frame draw:style-name="gr9" draw:text-style-name="P4" draw:layer="layout" svg:width="0.662cm" svg:height="0.79cm" svg:x="23.044cm" svg:y="16.53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1" draw:text-style-name="P1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175cm" svg:height="0.79cm" svg:x="22.625cm" svg:y="16.2cm">
          <draw:text-box>
            <text:p text:style-name="P3"><text:span text:style-name="T3">Email</text:span></text:p>
          </draw:text-box>
        </draw:frame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frame draw:style-name="gr9" draw:text-style-name="P4" draw:layer="layout" svg:width="1.42cm" svg:height="0.79cm" svg:x="22.18cm" svg:y="15.91cm">
          <draw:text-box>
            <text:p text:style-name="P3"><text:span text:style-name="T3">Nome</text:span></text:p>
          </draw:text-box>
        </draw:frame>
        <draw:line draw:style-name="gr4" draw:text-style-name="P2" draw:layer="layout" svg:x1="23.019cm" svg:y1="17.002cm" svg:x2="23.019cm" svg:y2="17.27cm">
          <text:p/>
        </draw:line>
        <draw:frame draw:style-name="gr9" draw:text-style-name="P4" draw:layer="layout" svg:width="2.37cm" svg:height="0.79cm" svg:x="44.3cm" svg:y="20.252cm">
          <draw:text-box>
            <text:p text:style-name="P3"><text:span text:style-name="T3">Logradouro</text:span></text:p>
          </draw:text-box>
        </draw:fram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frame draw:style-name="gr9" draw:text-style-name="P4" draw:layer="layout" svg:width="1.605cm" svg:height="0.79cm" svg:x="21.795cm" svg:y="18.498cm">
          <draw:text-box>
            <text:p text:style-name="P3"><text:span text:style-name="T3">Senha</text:span></text:p>
          </draw:text-box>
        </draw:frame>
        <draw:g>
          <draw:path draw:style-name="gr1" draw:text-style-name="P1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48cm" svg:y1="8.655cm" svg:x2="40.48cm" svg:y2="9.164cm">
          <text:p/>
        </draw:line>
        <draw:frame draw:style-name="gr9" draw:text-style-name="P4" draw:layer="layout" svg:width="1.724cm" svg:height="0.79cm" svg:x="40.176cm" svg:y="8.1cm">
          <draw:text-box>
            <text:p text:style-name="P3"><text:span text:style-name="T3">Troco</text:span></text:p>
          </draw:text-box>
        </draw:frame>
        <draw:frame draw:style-name="gr9" draw:text-style-name="P4" draw:layer="layout" svg:width="1.55cm" svg:height="0.79cm" svg:x="40cm" svg:y="10.958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cm" svg:y1="11.254cm" svg:x2="40.33cm" svg:y2="10.415cm">
          <text:p/>
        </draw:line>
        <draw:frame draw:style-name="gr9" draw:text-style-name="P4" draw:layer="layout" svg:width="0.662cm" svg:height="0.79cm" svg:x="30.5cm" svg:y="13.952cm">
          <draw:text-box>
            <text:p text:style-name="P3"><text:span text:style-name="T3">Id</text:span></text:p>
          </draw:text-box>
        </draw:frame>
        <draw:frame draw:style-name="gr12" draw:text-style-name="P4" draw:layer="layout" svg:width="3cm" svg:height="0.741cm" svg:x="48.8cm" svg:y="11.162cm">
          <draw:text-box>
            <text:p text:style-name="P3"><text:span text:style-name="T4">DescricaoProduto</text:span></text:p>
          </draw:text-box>
        </draw:frame>
        <draw:frame draw:style-name="gr12" draw:text-style-name="P4" draw:layer="layout" svg:width="2.17cm" svg:height="0.741cm" svg:x="45.83cm" svg:y="10.997cm">
          <draw:text-box>
            <text:p text:style-name="P3"><text:span text:style-name="T4">PrecoProduto</text:span></text:p>
          </draw:text-box>
        </draw:frame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7" draw:text-style-name="P5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line draw:style-name="gr4" draw:text-style-name="P2" draw:layer="layout" svg:x1="23.019cm" svg:y1="17.002cm" svg:x2="23.019cm" svg:y2="17.27cm">
          <text:p/>
        </draw:lin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2.918cm" svg:height="0.79cm" svg:x="21cm" svg:y="23.5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456cm" svg:y1="21.287cm" svg:x2="22.45cm" svg:y2="21.831cm">
          <text:p/>
        </draw:line>
        <draw:g>
          <draw:path draw:style-name="gr1" draw:text-style-name="P1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0" draw:text-style-name="P4" draw:layer="layout" svg:width="2.12cm" svg:height="1.297cm" svg:x="22.38cm" svg:y="20.507cm">
          <draw:text-box>
            <text:p text:style-name="P3"><text:span text:style-name="T3">ValorTaxa</text:span></text:p>
          </draw:text-box>
        </draw:frame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081cm" svg:y1="20.994cm" svg:x2="22.075cm" svg:y2="21.831cm">
          <text:p/>
        </draw:line>
        <draw:frame draw:style-name="gr9" draw:text-style-name="P4" draw:layer="layout" svg:width="1.42cm" svg:height="0.79cm" svg:x="22cm" svg:y="20.458cm">
          <draw:text-box>
            <text:p text:style-name="P3"><text:span text:style-name="T3">Bairro</text:span></text:p>
          </draw:text-box>
        </draw:frame>
        <draw:line draw:style-name="gr4" draw:text-style-name="P2" draw:layer="layout" svg:x1="22.874cm" svg:y1="21.562cm" svg:x2="22.874cm" svg:y2="21.83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3.6cm" svg:y="23.94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20.8cm" svg:y="23.152cm">
          <draw:text-box>
            <text:p text:style-name="P3"><text:span text:style-name="T3">DataInclus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7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7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676cm" svg:y1="23.938cm" svg:x2="23.685cm" svg:y2="23.101cm">
          <text:p/>
        </draw:line>
        <draw:g>
          <draw:path draw:style-name="gr1" draw:text-style-name="P1" draw:layer="layout" svg:width="0.15cm" svg:height="0.15cm" draw:transform="rotate (3.13775292923541) translate (23.7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7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4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4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376cm" svg:y1="23.644cm" svg:x2="23.376cm" svg:y2="23.1cm">
          <text:p/>
        </draw:line>
        <draw:g>
          <draw:path draw:style-name="gr1" draw:text-style-name="P1" draw:layer="layout" svg:width="0.15cm" svg:height="0.15cm" draw:transform="rotate (-3.13094614515263) translate (23.4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4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0.662cm" svg:height="0.79cm" svg:x="22.799cm" svg:y="21.0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3.6cm" svg:y="23.94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0.662cm" svg:height="0.79cm" svg:x="22.799cm" svg:y="21.0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7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7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7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7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4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4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4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4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5.38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5.38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5.38cm" svg:y="23.74cm">
            <draw:text-box>
              <text:p text:style-name="P3"><text:span text:style-name="T1">Suporte</text:span></text:p>
            </draw:text-box>
          </draw:frame>
        </draw:g>
        <draw:frame draw:style-name="gr9" draw:text-style-name="P4" draw:layer="layout" svg:width="2.918cm" svg:height="0.79cm" svg:x="34.6cm" svg:y="25.41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36.438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056cm" svg:y1="23.197cm" svg:x2="36.05cm" svg:y2="23.741cm">
          <text:p/>
        </draw:line>
        <draw:g>
          <draw:path draw:style-name="gr1" draw:text-style-name="P1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1" draw:text-style-name="P4" draw:layer="layout" svg:width="1.32cm" svg:height="0.8cm" svg:x="35.88cm" svg:y="22.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5.681cm" svg:y1="22.904cm" svg:x2="35.675cm" svg:y2="23.741cm">
          <text:p/>
        </draw:line>
        <draw:frame draw:style-name="gr9" draw:text-style-name="P4" draw:layer="layout" svg:width="2.1cm" svg:height="0.79cm" svg:x="35.6cm" svg:y="22.21cm">
          <draw:text-box>
            <text:p text:style-name="P3"><text:span text:style-name="T3">Mensagem</text:span></text:p>
          </draw:text-box>
        </draw:frame>
        <draw:line draw:style-name="gr4" draw:text-style-name="P2" draw:layer="layout" svg:x1="36.474cm" svg:y1="23.472cm" svg:x2="36.474cm" svg:y2="23.74cm">
          <text:p/>
        </draw:line>
        <draw:g>
          <draw:path draw:style-name="gr1" draw:text-style-name="P1" draw:layer="layout" svg:width="0.15cm" svg:height="0.15cm" svg:x="37.2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34.4cm" svg:y="25.06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3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3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7.276cm" svg:y1="25.848cm" svg:x2="37.285cm" svg:y2="25.011cm">
          <text:p/>
        </draw:line>
        <draw:g>
          <draw:path draw:style-name="gr1" draw:text-style-name="P1" draw:layer="layout" svg:width="0.15cm" svg:height="0.15cm" draw:transform="rotate (3.13775292923541) translate (37.3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3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976cm" svg:y1="25.554cm" svg:x2="36.976cm" svg:y2="25.01cm">
          <text:p/>
        </draw:line>
        <draw:g>
          <draw:path draw:style-name="gr1" draw:text-style-name="P1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7.2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3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3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3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3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9.162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9.162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9.162cm" svg:y="23.74cm">
            <draw:text-box>
              <text:p text:style-name="P3"><text:span text:style-name="T1">Log</text:span></text:p>
            </draw:text-box>
          </draw:frame>
        </draw:g>
        <draw:frame draw:style-name="gr9" draw:text-style-name="P4" draw:layer="layout" svg:width="2.918cm" svg:height="0.79cm" svg:x="38.482cm" svg:y="25.41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40.32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938cm" svg:y1="23.197cm" svg:x2="39.932cm" svg:y2="23.741cm">
          <text:p/>
        </draw:line>
        <draw:g>
          <draw:path draw:style-name="gr1" draw:text-style-name="P1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838cm" svg:height="0.79cm" svg:x="39.9cm" svg:y="22.61cm">
          <draw:text-box>
            <text:p text:style-name="P3"><text:span text:style-name="T3">Recurso</text:span></text:p>
          </draw:text-box>
        </draw:frame>
        <draw:g>
          <draw:path draw:style-name="gr1" draw:text-style-name="P1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563cm" svg:y1="22.904cm" svg:x2="39.557cm" svg:y2="23.741cm">
          <text:p/>
        </draw:line>
        <draw:line draw:style-name="gr4" draw:text-style-name="P2" draw:layer="layout" svg:x1="40.356cm" svg:y1="23.472cm" svg:x2="40.356cm" svg:y2="23.74cm">
          <text:p/>
        </draw:line>
        <draw:g>
          <draw:path draw:style-name="gr1" draw:text-style-name="P1" draw:layer="layout" svg:width="0.15cm" svg:height="0.15cm" svg:x="41.082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443cm" svg:height="0.79cm" svg:x="38.457cm" svg:y="25.1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2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2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1.158cm" svg:y1="25.848cm" svg:x2="41.167cm" svg:y2="25.011cm">
          <text:p/>
        </draw:line>
        <draw:g>
          <draw:path draw:style-name="gr1" draw:text-style-name="P1" draw:layer="layout" svg:width="0.15cm" svg:height="0.15cm" draw:transform="rotate (3.13775292923541) translate (41.2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2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0.858cm" svg:y1="25.554cm" svg:x2="40.858cm" svg:y2="25.01cm">
          <text:p/>
        </draw:line>
        <draw:g>
          <draw:path draw:style-name="gr1" draw:text-style-name="P1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1.082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2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2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2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2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1cm" svg:height="0.79cm" svg:x="39.4cm" svg:y="22.21cm">
          <draw:text-box>
            <text:p text:style-name="P3"><text:span text:style-name="T3">IdUsuario</text:span></text:p>
          </draw:text-box>
        </draw:frame>
        <draw:g>
          <draw:path draw:style-name="gr1" draw:text-style-name="P1" draw:layer="layout" svg:width="0.15cm" svg:height="0.15cm" draw:transform="rotate (-3.13618213290861) translate (39.2511052292384cm 22.5405993358197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1.57376338652329) translate (42.5482209929534cm 23.9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cm" svg:y1="23.9cm" svg:x2="41.663cm" svg:y2="23.9cm">
          <text:p/>
        </draw:line>
        <draw:frame draw:style-name="gr9" draw:text-style-name="P4" draw:layer="layout" svg:width="2.1cm" svg:height="0.79cm" svg:x="42.5cm" svg:y="23.41cm">
          <draw:text-box>
            <text:p text:style-name="P3"><text:span text:style-name="T3">IdEntidade</text:span></text:p>
          </draw:text-box>
        </draw:frame>
        <draw:line draw:style-name="gr4" draw:text-style-name="P2" draw:layer="layout" svg:x1="21.8cm" svg:y1="16.1cm" svg:x2="21.8cm" svg:y2="17.3cm">
          <text:p/>
        </draw:line>
        <draw:g>
          <draw:path draw:style-name="gr1" draw:text-style-name="P1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591cm" svg:height="0.79cm" svg:x="21.809cm" svg:y="15.51cm">
          <draw:text-box>
            <text:p text:style-name="P3"><text:span text:style-name="T3">Administrador</text:span></text:p>
          </draw:text-box>
        </draw:frame>
        <draw:g>
          <draw:path draw:style-name="gr1" draw:text-style-name="P1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25.323cm" svg:y1="9cm" svg:x2="25.323cm" svg:y2="9.2cm">
          <text:p/>
        </draw:line>
        <draw:frame draw:style-name="gr9" draw:text-style-name="P4" draw:layer="layout" svg:width="1.395cm" svg:height="0.79cm" svg:x="25.4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21.753cm" svg:y="20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21.753cm" svg:y="20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21.828cm" svg:y1="20.6cm" svg:x2="21.821cm" svg:y2="21.829cm">
          <text:p/>
        </draw:line>
        <draw:frame draw:style-name="gr9" draw:text-style-name="P4" draw:layer="layout" svg:width="1.395cm" svg:height="0.79cm" svg:x="21.8cm" svg:y="20.01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5.353cm" svg:y="22.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5.353cm" svg:y="22.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5.428cm" svg:y1="22.2cm" svg:x2="35.428cm" svg:y2="23.74cm">
          <text:p/>
        </draw:line>
        <draw:frame draw:style-name="gr9" draw:text-style-name="P4" draw:layer="layout" svg:width="1.395cm" svg:height="0.79cm" svg:x="35.505cm" svg:y="21.7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9.147cm" svg:y="22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9.147cm" svg:y="22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9.222cm" svg:y1="22.15cm" svg:x2="39.222cm" svg:y2="23.69cm">
          <text:p/>
        </draw:line>
        <draw:frame draw:style-name="gr9" draw:text-style-name="P4" draw:layer="layout" svg:width="1.395cm" svg:height="0.79cm" svg:x="39.3cm" svg:y="21.61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3.253cm" svg:y="19.9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3.253cm" svg:y="19.9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3.328cm" svg:y1="20.1cm" svg:x2="43.328cm" svg:y2="20.3cm">
          <text:p/>
        </draw:line>
        <draw:frame draw:style-name="gr9" draw:text-style-name="P4" draw:layer="layout" svg:width="1.395cm" svg:height="0.79cm" svg:x="43.405cm" svg:y="19.5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8.2cm" svg:x2="40.1cm" svg:y2="9.2cm">
          <text:p/>
        </draw:line>
        <draw:frame draw:style-name="gr9" draw:text-style-name="P4" draw:layer="layout" svg:width="1.395cm" svg:height="0.79cm" svg:x="40.152cm" svg:y="7.6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3.175cm" svg:y1="14.6cm" svg:x2="33.175cm" svg:y2="14.8cm">
          <text:p/>
        </draw:line>
        <draw:frame draw:style-name="gr9" draw:text-style-name="P4" draw:layer="layout" svg:width="1.395cm" svg:height="0.79cm" svg:x="33.252cm" svg:y="1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13.6cm" svg:x2="40.1cm" svg:y2="14.8cm">
          <text:p/>
        </draw:line>
        <draw:frame draw:style-name="gr9" draw:text-style-name="P4" draw:layer="layout" svg:width="1.395cm" svg:height="0.79cm" svg:x="40.152cm" svg:y="13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1cm" svg:y1="11.25cm" svg:x2="40.331cm" svg:y2="10.411cm">
          <text:p/>
        </draw:line>
        <draw:g>
          <draw:path draw:style-name="gr1" draw:text-style-name="P1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9.475cm" svg:y1="9cm" svg:x2="49.475cm" svg:y2="9.2cm">
          <text:p/>
        </draw:line>
        <draw:frame draw:style-name="gr9" draw:text-style-name="P4" draw:layer="layout" svg:width="1.395cm" svg:height="0.79cm" svg:x="49.552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8.876cm" svg:y1="11.5cm" svg:x2="48.903cm" svg:y2="10.436cm">
          <text:p/>
        </draw:line>
        <draw:g>
          <draw:path draw:style-name="gr1" draw:text-style-name="P1" draw:layer="layout" svg:width="0.15cm" svg:height="0.15cm" draw:transform="rotate (1.57376338652329) translate (42.5852209929534cm 24.6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37cm" svg:y1="24.6cm" svg:x2="41.7cm" svg:y2="24.6cm">
          <text:p/>
        </draw:line>
        <draw:frame draw:style-name="gr9" draw:text-style-name="P4" draw:layer="layout" svg:width="2.1cm" svg:height="0.79cm" svg:x="42.537cm" svg:y="24.11cm">
          <draw:text-box>
            <text:p text:style-name="P3"><text:span text:style-name="T3">Mensagem</text:span></text:p>
          </draw:text-box>
        </draw:frame>
        <draw:frame draw:style-name="gr9" draw:text-style-name="P4" draw:layer="layout" svg:width="1cm" svg:height="0.79cm" svg:x="42.9cm" svg:y="19.1cm">
          <draw:text-box draw:corner-radius="0.5cm"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4.001cm" svg:y="23.94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14cm" svg:y1="24.3cm" svg:x2="24cm" svg:y2="23.095cm">
          <text:p/>
        </draw:line>
        <draw:g>
          <draw:path draw:style-name="gr1" draw:text-style-name="P1" draw:layer="layout" svg:width="0.15cm" svg:height="0.15cm" draw:transform="rotate (3.13775292923541) translate (24.1001390035109cm 24.451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1001390035109cm 24.451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1.6cm" svg:height="0.79cm" svg:x="22.4cm" svg:y="23.9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draw:transform="rotate (3.13705479753461) translate (30.4018353780969cm 18.89934677306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05479753461) translate (30.4018353780969cm 18.89934677306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325cm" svg:y1="18.898cm" svg:x2="30.325cm" svg:y2="20.299cm">
          <text:p/>
        </draw:line>
        <draw:frame draw:style-name="gr9" draw:text-style-name="P4" draw:layer="layout" svg:width="1.57cm" svg:height="0.79cm" svg:x="28.688cm" svg:y="18.323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37.549cm" svg:y="26.1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7.549cm" svg:y="26.1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7.625cm" svg:y1="26.13cm" svg:x2="37.629cm" svg:y2="25cm">
          <text:p/>
        </draw:line>
        <draw:frame draw:style-name="gr9" draw:text-style-name="P4" draw:layer="layout" svg:width="2.018cm" svg:height="0.79cm" svg:x="35.8cm" svg:y="25.8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41.449cm" svg:y="26.1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1.449cm" svg:y="26.1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1.525cm" svg:y1="26.13cm" svg:x2="41.529cm" svg:y2="25cm">
          <text:p/>
        </draw:line>
        <draw:frame draw:style-name="gr9" draw:text-style-name="P4" draw:layer="layout" svg:width="2.018cm" svg:height="0.79cm" svg:x="39.7cm" svg:y="25.8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42.9cm" svg:y="22.7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2.9cm" svg:y="22.7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2.976cm" svg:y1="22.73cm" svg:x2="42.98cm" svg:y2="21.6cm">
          <text:p/>
        </draw:line>
        <draw:frame draw:style-name="gr9" draw:text-style-name="P4" draw:layer="layout" svg:width="1.8cm" svg:height="0.79cm" svg:x="42.9cm" svg:y="22.3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025cm" svg:y1="19.756cm" svg:x2="43.019cm" svg:y2="20.3cm">
          <text:p/>
        </draw:line>
        <draw:g>
          <draw:path draw:style-name="gr1" draw:text-style-name="P1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8.3cm" svg:y="20.24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8.3cm" svg:y="20.24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8.376cm" svg:y1="20.25cm" svg:x2="48.37cm" svg:y2="18.849cm">
          <text:p/>
        </draw:line>
        <draw:frame draw:style-name="gr9" draw:text-style-name="P4" draw:layer="layout" svg:width="1.9cm" svg:height="0.79cm" svg:x="46.6cm" svg:y="19.9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9.18cm" svg:y="17.605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5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06cm" svg:x2="39.262cm" svg:y2="16.055cm">
          <text:p/>
        </draw:line>
        <draw:g>
          <draw:path draw:style-name="gr1" draw:text-style-name="P1" draw:layer="layout" svg:width="0.15cm" svg:height="0.15cm" svg:x="50.205cm" svg:y="13.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205cm" svg:y="13.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6cm" svg:y="13.365cm" svg:viewBox="0 0 606 11" draw:points="0,0 0,11 606,11">
          <text:p/>
        </draw:polyline>
        <draw:frame draw:style-name="gr13" draw:text-style-name="P4" draw:layer="layout" svg:width="2cm" svg:height="1.213cm" svg:x="50.2cm" svg:y="12.7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24.948cm" svg:y="8.6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4.948cm" svg:y="8.6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5.023cm" svg:y1="8.75cm" svg:x2="25.023cm" svg:y2="9.199cm">
          <text:p/>
        </draw:line>
        <draw:frame draw:style-name="gr15" draw:text-style-name="P4" draw:layer="layout" svg:width="1.695cm" svg:height="0.853cm" svg:x="25cm" svg:y="8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1.048cm" svg:y="8.60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48cm" svg:y="8.60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23cm" svg:y1="8.751cm" svg:x2="31.123cm" svg:y2="9.2cm">
          <text:p/>
        </draw:line>
        <draw:frame draw:style-name="gr15" draw:text-style-name="P4" draw:layer="layout" svg:width="1.695cm" svg:height="0.853cm" svg:x="31.105cm" svg:y="8.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8.6cm" svg:y="8.60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8.6cm" svg:y="8.60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8.675cm" svg:y1="8.751cm" svg:x2="38.675cm" svg:y2="9.2cm">
          <text:p/>
        </draw:line>
        <draw:frame draw:style-name="gr15" draw:text-style-name="P4" draw:layer="layout" svg:width="1.695cm" svg:height="0.853cm" svg:x="37cm" svg:y="8.047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svg:x="47.849cm" svg:y="11.2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49cm" svg:y="11.2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24cm" svg:y1="11.26cm" svg:x2="47.93cm" svg:y2="10.4cm">
          <text:p/>
        </draw:line>
        <draw:g>
          <draw:path draw:style-name="gr1" draw:text-style-name="P1" draw:layer="layout" svg:width="0.15cm" svg:height="0.15cm" draw:transform="rotate (3.12850268419984) translate (46.4608497416546cm 9.395100558467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2850268419984) translate (46.4608497416546cm 9.395100558467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draw:transform="rotate (3.12850268419984) translate (47.066648733549cm 9.33802533249536cm)" svg:viewBox="0 0 606 11" draw:points="0,0 0,11 606,11">
          <text:p/>
        </draw:polyline>
        <draw:frame draw:style-name="gr16" draw:text-style-name="P4" draw:layer="layout" svg:width="1.695cm" svg:height="0.79cm" svg:x="45.005cm" svg:y="8.6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8.5cm" svg:y="14.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8.5cm" svg:y="14.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8.575cm" svg:y1="14.35cm" svg:x2="38.575cm" svg:y2="14.799cm">
          <text:p/>
        </draw:line>
        <draw:frame draw:style-name="gr15" draw:text-style-name="P4" draw:layer="layout" svg:width="1.695cm" svg:height="0.853cm" svg:x="37cm" svg:y="13.547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31.7cm" svg:y="17.2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7cm" svg:y="17.2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776cm" svg:y1="17.23cm" svg:x2="31.78cm" svg:y2="16.1cm">
          <text:p/>
        </draw:line>
        <draw:frame draw:style-name="gr9" draw:text-style-name="P4" draw:layer="layout" svg:width="1.57cm" svg:height="0.79cm" svg:x="30.2cm" svg:y="16.8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8.5cm" svg:y="14.20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8.5cm" svg:y="14.20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8.575cm" svg:y1="14.355cm" svg:x2="38.575cm" svg:y2="14.804cm">
          <text:p/>
        </draw:line>
        <draw:g>
          <draw:path draw:style-name="gr1" draw:text-style-name="P1" draw:layer="layout" svg:width="0.151cm" svg:height="0.15cm" draw:transform="rotate (1.58074470353126) translate (21.1012400353308cm 17.6009479601376cm)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draw:transform="rotate (1.58074470353126) translate (21.1012400353308cm 17.6009479601376cm)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1.25cm" svg:y1="17.524cm" svg:x2="21.699cm" svg:y2="17.52cm">
          <text:p/>
        </draw:line>
        <draw:frame draw:style-name="gr17" draw:text-style-name="P4" draw:layer="layout" svg:width="1.695cm" svg:height="0.79cm" svg:x="19.8cm" svg:y="16.81cm">
          <draw:text-box>
            <text:p text:style-name="P3"><text:span text:style-name="T3">Exclui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.13cm" fo:page-height="4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7T20:45:29.845000000</dc:date>
    <dc:description/>
    <dc:language>pt-BR</dc:language>
    <dc:subject/>
    <dc:title/>
    <meta:creation-date>2018-04-19T00:20:55Z</meta:creation-date>
    <meta:initial-creator>Administrador</meta:initial-creator>
    <meta:keyword/>
    <meta:generator>LibreOffice/6.0.6.2$Windows_X86_64 LibreOffice_project/0c292870b25a325b5ed35f6b45599d2ea4458e77</meta:generator>
    <meta:editing-duration>PT58M44S</meta:editing-duration>
    <meta:editing-cycles>14</meta:editing-cycles>
    <meta:document-statistic meta:object-count="1105"/>
    <meta:user-defined meta:name="category"/>
    <meta:user-defined meta:name="company"/>
  </office:meta>
</office:document-meta>
</file>